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sans-serif" svg:font-family="sans-serif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4pt" style:font-size-asian="14pt" style:font-size-complex="14pt"/>
    </style:style>
    <style:style style:name="P2" style:family="paragraph" style:parent-style-name="Heading_20_1">
      <style:paragraph-properties fo:text-align="center" style:justify-single-word="false"/>
      <style:text-properties officeooo:paragraph-rsid="0010c737"/>
    </style:style>
    <style:style style:name="P3" style:family="paragraph" style:parent-style-name="Heading_20_2">
      <style:paragraph-properties fo:text-align="justify" style:justify-single-word="false"/>
      <style:text-properties style:font-name="Verdana" officeooo:paragraph-rsid="00130939"/>
    </style:style>
    <style:style style:name="P4" style:family="paragraph" style:parent-style-name="Standard">
      <style:paragraph-properties fo:text-align="start" style:justify-single-word="false"/>
      <style:text-properties officeooo:rsid="000f44a2" officeooo:paragraph-rsid="000f44a2"/>
    </style:style>
    <style:style style:name="P5" style:family="paragraph" style:parent-style-name="Standard">
      <style:paragraph-properties fo:text-align="justify" style:justify-single-word="false"/>
      <style:text-properties officeooo:rsid="000f44a2" officeooo:paragraph-rsid="000f44a2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2pt" officeooo:rsid="000f44a2" officeooo:paragraph-rsid="000f44a2" style:font-size-asian="12pt" style:font-size-complex="12pt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0f44a2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2pt" officeooo:rsid="000f44a2" officeooo:paragraph-rsid="00122185" style:font-size-asian="12pt" style:font-size-complex="12pt"/>
    </style:style>
    <style:style style:name="P9" style:family="paragraph" style:parent-style-name="Standard" style:list-style-name="L2">
      <style:paragraph-properties fo:margin-left="0.183cm" fo:margin-right="0.178cm" fo:line-height="150%" fo:text-align="justify" style:justify-single-word="false" fo:text-indent="0cm" style:auto-text-indent="false"/>
      <style:text-properties officeooo:paragraph-rsid="0010c737"/>
    </style:style>
    <style:style style:name="P10" style:family="paragraph" style:parent-style-name="Standard">
      <style:paragraph-properties fo:margin-left="0.183cm" fo:margin-right="0.178cm" fo:line-height="150%" fo:text-align="justify" style:justify-single-word="false" fo:text-indent="0cm" style:auto-text-indent="false"/>
      <style:text-properties officeooo:rsid="000f44a2" officeooo:paragraph-rsid="0010c737"/>
    </style:style>
    <style:style style:name="P11" style:family="paragraph" style:parent-style-name="Standard" style:list-style-name="L2">
      <style:paragraph-properties fo:margin-left="0.183cm" fo:margin-right="0.178cm" fo:line-height="150%" fo:text-align="justify" style:justify-single-word="false" fo:text-indent="0cm" style:auto-text-indent="false"/>
      <style:text-properties officeooo:rsid="000f44a2" officeooo:paragraph-rsid="0010c737"/>
    </style:style>
    <style:style style:name="P12" style:family="paragraph" style:parent-style-name="Standard">
      <style:paragraph-properties fo:margin-left="0.183cm" fo:margin-right="0.178cm" fo:line-height="150%" fo:text-align="justify" style:justify-single-word="false" fo:text-indent="0cm" style:auto-text-indent="false"/>
      <style:text-properties style:font-name="arial" officeooo:paragraph-rsid="0010c737"/>
    </style:style>
    <style:style style:name="P13" style:family="paragraph" style:parent-style-name="Standard" style:list-style-name="L2">
      <style:paragraph-properties fo:margin-left="0.183cm" fo:margin-right="0.178cm" fo:line-height="150%" fo:text-align="justify" style:justify-single-word="false" fo:text-indent="0cm" style:auto-text-indent="false"/>
      <style:text-properties style:font-name="arial" officeooo:paragraph-rsid="0010c737"/>
    </style:style>
    <style:style style:name="P14" style:family="paragraph" style:parent-style-name="Text_20_body">
      <style:paragraph-properties fo:text-align="center" style:justify-single-word="false"/>
      <style:text-properties officeooo:paragraph-rsid="0010c737"/>
    </style:style>
    <style:style style:name="P15" style:family="paragraph" style:parent-style-name="Text_20_body">
      <style:text-properties fo:font-size="12pt" fo:font-weight="bold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130939"/>
    </style:style>
    <style:style style:name="P18" style:family="paragraph" style:parent-style-name="Text_20_body">
      <style:paragraph-properties fo:text-align="justify" style:justify-single-word="false"/>
      <style:text-properties style:font-name="Verdana" officeooo:paragraph-rsid="00130939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4pt" officeooo:rsid="000f44a2" style:font-size-asian="14pt" style:font-size-complex="14pt"/>
    </style:style>
    <style:style style:name="T4" style:family="text">
      <style:text-properties style:font-name="arial" fo:font-size="14pt" officeooo:rsid="0010c737" style:font-size-asian="14pt" style:font-size-complex="14pt"/>
    </style:style>
    <style:style style:name="T5" style:family="text">
      <style:text-properties style:font-name="arial" fo:font-size="14pt" fo:font-weight="bold" officeooo:rsid="0010c737" style:font-name-asian="Noto Sans CJK SC" style:font-size-asian="14pt" style:font-weight-asian="bold" style:font-name-complex="Lohit Devanagari" style:font-size-complex="14pt" style:font-weight-complex="bold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0f44a2" style:font-size-asian="12pt" style:font-size-complex="12pt"/>
    </style:style>
    <style:style style:name="T8" style:family="text">
      <style:text-properties style:font-name="arial" fo:font-size="12pt" officeooo:rsid="0010c737" style:font-size-asian="12pt" style:font-size-complex="12pt"/>
    </style:style>
    <style:style style:name="T9" style:family="text">
      <style:text-properties style:font-name="arial" fo:font-size="12pt" officeooo:rsid="0012fcbc" style:font-size-asian="12pt" style:font-size-complex="12pt"/>
    </style:style>
    <style:style style:name="T10" style:family="text">
      <style:text-properties style:font-name="arial" officeooo:rsid="0012fcbc"/>
    </style:style>
    <style:style style:name="T11" style:family="text">
      <style:text-properties style:font-name="sans-serif" fo:font-size="15pt" style:font-size-asian="14pt" style:font-size-complex="14pt"/>
    </style:style>
    <style:style style:name="T12" style:family="text">
      <style:text-properties officeooo:rsid="000ff619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122185"/>
    </style:style>
    <style:style style:name="T15" style:family="text">
      <style:text-properties officeooo:rsid="0012fcbc"/>
    </style:style>
    <style:style style:name="T16" style:family="text">
      <style:text-properties officeooo:rsid="00130939"/>
    </style:style>
    <style:style style:name="T17" style:family="text">
      <style:text-properties style:font-name="Verdana"/>
    </style:style>
    <style:style style:name="T18" style:family="text">
      <style:text-properties style:font-name="Verdana" officeooo:rsid="001309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3">1.<text:tab/></text:span><text:span text:style-name="T2">PROBLEMATIZACIÓN </text:span><text:span text:style-name="T5">GENERAL</text:span></text:h>
      <text:p text:style-name="P7"><text:bookmark text:name="page58R_mcid5"/><text:span text:style-name="T7"><text:line-break/>Comercial “Matugar” es una empresa que se dedica a la compra y ventas de Productos de primera necesidad, además también ofrece el servicio de reparto de bebidas para los distintos comercios de la localidad de Itaugua por lo cual es necesario llevar a cabo el control del inventario de la mercadería .</text:span></text:p>
      <text:p text:style-name="P6"><text:bookmark text:name="page58R_mcid7"/>Los procesos <text:span text:style-name="T12">de</text:span> control de inventario en dicha institución se realizan de forma manual lo que hace que esto sea cansado y tedioso para los trabajadores y empleados que realizan este proceso, esto debido a la cantidad <text:s/>de información que se maneja a diario. </text:p>
      <text:p text:style-name="P6"><text:bookmark text:name="page58R_mcid71"/>Además se debe considerar el buen uso de los recursos materiales del establecimiento en base a cantidad, tiempo, <text:s/>costo y calidad. Se ha observado muchas veces, que el inventario de los <text:s/>artículos disponibles para la venta disminuye sin existir algún tipo de registro que demuestre lo sucedido con la mercadería faltante. </text:p>
      <text:p text:style-name="P8"><text:bookmark text:name="page58R_mcid8"/>Por lo antes expuesto es trascendental la presencia de un Sistema<text:span text:style-name="T14"> Informatico</text:span> que ayude a la regularización y manejo de la mercadería existente, permitiendo justamente un ordenamiento adecuado de cada uno de los materiales disponibles para la venta.</text:p>
      <text:p text:style-name="P6"/>
      <text:p text:style-name="P5"><text:span text:style-name="T11"/></text:p>
      <text:p text:style-name="P4"><text:span text:style-name="T11"/></text:p>
      <text:h text:style-name="P2" text:outline-level="1"><text:span text:style-name="T4">2.<text:tab/></text:span><text:span text:style-name="T3">PROBLEMATIZACIÓN </text:span><text:span text:style-name="T4">E</text:span><text:span text:style-name="T5">SPECIFICAS</text:span></text:h>
      <text:p text:style-name="P14"><text:span text:style-name="T5"/></text:p>
      <text:p text:style-name="P12"><text:span text:style-name="T13">Luego de realizadas las entrevistas con los diferentes jefes de áreas de la organización, se develaron las problemáticas que atraviesan en la labor diaria, entre las cuales encontramos:</text:span></text:p>
      <text:list xml:id="list638462263" text:style-name="L2">
        <text:list-item>
          <text:p text:style-name="P13"><text:span text:style-name="T13">Pérdidas de pedidos: Esto se debe a que actualmente, el vendedor anota el pedido en un cuaderno, el cual después es pasado al sistema por otro empleado. Esto genera que haya tras papeleo o diferencia en lo que se cargó con lo que el cliente realmente pidió.</text:span></text:p>
        </text:list-item>
        <text:list-item>
          <text:p text:style-name="P9"><text:span text:style-name="T6">Diferencias significativas en el stock: Este problema se debe a que no se lleva un control exhaustivo del stock en </text:span><text:span text:style-name="T8">la empresa</text:span><text:span text:style-name="T13">.</text:span></text:p>
        </text:list-item>
        <text:list-item>
          <text:p text:style-name="P11"><text:soft-page-break/><text:span text:style-name="T6">Falta de información relevante para la toma de decisiones: Esta problemática surgió debido a que muchas de las decisiones que tomaron eran de manera intuitiva, sin tener un sistema informático que permita el análisis previo que lo respalde.</text:span></text:p>
        </text:list-item>
      </text:list>
      <text:p text:style-name="P10"><text:span text:style-name="T6"/></text:p>
      <text:h text:style-name="P1" text:outline-level="1">COMPRENSIÓN DEL DOMINIO</text:h>
      <text:p text:style-name="P15"><text:span text:style-name="T1">RESEÑA HISTÓRICA</text:span></text:p>
      <text:p text:style-name="P17"><text:span text:style-name="T6">Somos </text:span><text:span text:style-name="T9">Comercial</text:span><text:span text:style-name="T6"> “</text:span><text:span text:style-name="T9">Matugar” </text:span><text:span text:style-name="T6"><text:s/>la empresa líder en distribución de productos nacionales e importados de las mejores marcas en </text:span><text:span text:style-name="T9">Paraguay</text:span><text:span text:style-name="T6">. Ofrecemos la mayor variedad de productos de confitería, alimentos, bebidas no alcohólicas y de consumo masivo en general. </text:span></text:p>
      <text:p text:style-name="P17"> <text:span text:style-name="T9">Comercial</text:span><text:span text:style-name="T6"> “</text:span><text:span text:style-name="T9">Matugar” </text:span><text:span text:style-name="T17"><text:s/>fue fundada en </text:span><text:span text:style-name="T18">2011</text:span><text:span text:style-name="T17"> por un empresario </text:span><text:span text:style-name="T18">llamado Matias Garcia</text:span><text:span text:style-name="T17"> con una amplia visión en el área comercial que supo materializar esta gran oportunidad de negocio </text:span><text:span text:style-name="T18">en la ciudad de Itaugua</text:span></text:p>
      <text:p text:style-name="P17"><text:span text:style-name="T17"> En sus </text:span><text:span text:style-name="T9">Comercial</text:span><text:span text:style-name="T6"> “</text:span><text:span text:style-name="T9">Matugar” </text:span><text:span text:style-name="T17"><text:s/>se dedicó exclusivamente, a la venta y distribución de </text:span><text:span text:style-name="T18">Bebidas</text:span><text:span text:style-name="T17"> pero a principios de</text:span><text:span text:style-name="T18">l año 2015</text:span><text:span text:style-name="T17"> incursionó en la </text:span><text:span text:style-name="T18">venta de <text:s text:c="3"/></text:span><text:span text:style-name="T17"><text:s text:c="2"/></text:span><text:span text:style-name="T18">productos Alimenticios</text:span><text:span text:style-name="T17"> ampliando de esta forma su actividad comercial. <text:line-break/> </text:span></text:p>
      <text:p text:style-name="P18"/>
      <text:h text:style-name="P3" text:outline-level="2">Misión</text:h>
      <text:p text:style-name="P16">“Ser la empresa líder en la comercialización y distribución de alimentos, con la más alta aceptación por parte de un mercado que es cada día más exigente, ofreciendo productos y servicio personalizado de óptima calidad, respaldados por el mejor equipo de trabajo y tecnología de punta”.<text:line-break/> </text:p>
      <text:h text:style-name="Heading_20_2" text:outline-level="2">Visión</text:h>
      <text:p text:style-name="P16">“Afianzarnos hacia la excelencia y calidad de nuestros productos y servicios, ajustándonos a los requerimientos y cambios del mercado, implementando nuevos avances tecnológicos en pro de la creación, comercialización y distribución de productos innovadores que cumplan con las expectativas de nuestros clientes, y de esta manera contribuir a la rentabilidad de sus negocios”.<text:line-break/> </text:p>
      <text:p text:style-name="P18"/>
      <text:p text:style-name="P1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sans-serif" svg:font-family="sans-serif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20:52:54.067754241</meta:creation-date>
    <dc:date>2021-07-28T22:09:59.333714381</dc:date>
    <meta:editing-duration>PT9M17S</meta:editing-duration>
    <meta:editing-cycles>1</meta:editing-cycles>
    <meta:document-statistic meta:table-count="0" meta:image-count="0" meta:object-count="0" meta:page-count="2" meta:paragraph-count="19" meta:word-count="539" meta:character-count="3398" meta:non-whitespace-character-count="2857"/>
    <meta:generator>LibreOffice/6.4.7.2$Linux_X86_64 LibreOffice_project/40$Build-2</meta:generator>
  </office:meta>
</office:document-meta>
</file>